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10CEB18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8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458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50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74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14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45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9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12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0116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178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3465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3469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542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5897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5898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5899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6382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697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702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1_10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1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CEB7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2CEB21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2CEB490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007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51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55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29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3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32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808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120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22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3LSAL0290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3LSAL04317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1170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135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2324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3800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138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4713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5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5112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841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894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89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0LSAL0014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0LSAL00169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9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31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56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2164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250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25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326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663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81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2816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817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91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015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43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440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68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11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11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43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44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54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68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686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79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79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531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559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16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17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46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46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548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49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5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57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6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68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703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09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35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42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6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6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9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10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1150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3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5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5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6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8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8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67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76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03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21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65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73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30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47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50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55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4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4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7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2CEB330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33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04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10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36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36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47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51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594S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CEB476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91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531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34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45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69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3CEB135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23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37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968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3LSAL0311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82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85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465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03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075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190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190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21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285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3093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315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385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07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19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84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540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5595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1905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203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2059</text:p>
          </table:table-cell>
          <table:table-cell office:value-type="string" calcext:value-type="string">
            <text:p>S. 1,4,5,12:i: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5:01:07.209830264</meta:creation-date>
    <dc:date>2021-11-04T15:01:46.736207667</dc:date>
    <meta:editing-duration>PT40S</meta:editing-duration>
    <meta:editing-cycles>1</meta:editing-cycles>
    <meta:document-statistic meta:table-count="1" meta:cell-count="374" meta:object-count="0"/>
    <meta:generator>LibreOffice/6.4.7.2$Linux_X86_64 LibreOffice_project/40$Build-2</meta:generator>
  </office:meta>
</office:document-meta>
</file>